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17D400000F3C76A13697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/>
    </style:style>
    <style:style style:name="P2" style:family="paragraph" style:parent-style-name="Standard">
      <style:paragraph-properties fo:text-align="start" style:justify-single-word="false"/>
      <style:text-properties style:font-name="Arial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Arial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Rys."/>
      </text:sequence-decls>
      <text:p text:style-name="P1"/>
      <text:p text:style-name="P1"/>
      <text:p text:style-name="P1">Podłączenie prostej grzałki do panelu fotowoltaicznego</text:p>
      <text:list xml:id="list747087422043967243" text:style-name="L1">
        <text:list-item>
          <text:p text:style-name="P3">Schemat podstawowy</text:p>
        </text:list-item>
      </text:list>
      <text:p text:style-name="P2"/>
      <text:p text:style-name="P1"/>
      <text:list xml:id="list35473107" text:continue-numbering="true" text:style-name="L1">
        <text:list-item>
          <text:p text:style-name="P3">Obliczenia</text:p>
        </text:list-item>
      </text:list>
      <text:p text:style-name="P2"><text:tab/>Charakterystykę prądowo – napięciową ogniwa fotowoltaicznego pokazano na </text:p>
      <text:p text:style-name="P2"><draw:frame draw:style-name="fr1" draw:name="Ramka1" text:anchor-type="paragraph" svg:x="5.385cm" svg:y="0.422cm" svg:width="8.188cm" draw:z-index="0"><draw:text-box fo:min-height="5.782cm"><text:p text:style-name="Rys."><draw:frame draw:style-name="fr2" draw:name="grafika2" text:anchor-type="paragraph" svg:width="8.188cm" svg:height="5.782cm" style:rel-height="scale" draw:z-index="1"><draw:image xlink:href="Pictures/20000007000017D400000F3C76A13697.wmf" xlink:type="simple" xlink:show="embed" xlink:actuate="onLoad"/></draw:frame>Rys. <text:sequence text:ref-name="refRys.0" text:name="Rys." text:formula="ooow:Rys.+1" style:num-format="1">1</text:sequence></text:p></draw:text-box></draw:frame></text:p>
      <text:p text:style-name="P2">Charakterystyka mocowo – napięciowa jest na </text:p>
      <text:p text:style-name="P2"/>
      <text:p text:style-name="P1"/>
      <text:p text:style-name="P1"><draw:frame draw:style-name="fr3" draw:name="Obiekt1" text:anchor-type="as-char" svg:y="-0.619cm" svg:width="3.339cm" svg:height="1.058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list xml:id="list35455523" text:continue-numbering="true" text:style-name="L1"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Rys." style:family="paragraph" style:parent-style-name="Caption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 l</meta:initial-creator>
    <meta:creation-date>2021-11-27T13:14:31.58</meta:creation-date>
    <meta:generator>OpenOffice/4.1.9$Win32 OpenOffice.org_project/419m1$Build-9805</meta:generator>
    <dc:date>2021-11-27T15:23:17.54</dc:date>
    <dc:creator>m l</dc:creator>
    <meta:editing-duration>PT2H8M43S</meta:editing-duration>
    <meta:editing-cycles>9</meta:editing-cycles>
    <meta:document-statistic meta:table-count="0" meta:image-count="1" meta:object-count="1" meta:page-count="1" meta:paragraph-count="7" meta:word-count="27" meta:character-count="211"/>
  </office:meta>
</office:document-meta>
</file>

<file path=Object 1/content.xml><?xml version="1.0" encoding="utf-8"?>
<math xmlns="http://www.w3.org/1998/Math/MathML">
  <semantics>
    <mrow>
      <mrow>
        <mrow>
          <mi>R</mi>
          <mo stretchy="false">=</mo>
          <mfrac>
            <mrow>
              <mn>285</mn>
            </mrow>
            <mrow>
              <msup>
                <mn>32,6</mn>
                <mrow>
                  <mn>2</mn>
                </mrow>
              </msup>
            </mrow>
          </mfrac>
        </mrow>
        <mo stretchy="false">=</mo>
        <mn>0,2682</mn>
      </mrow>
    </mrow>
    <annotation encoding="StarMath 5.0">R= {285} over {32,6^{2}} =0,2682</annotation>
  </semantics>
</math>
</file>